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8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0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9.75cm" svg:height="1.75cm" svg:x="5.25cm" svg:y="1.75cm">
          <draw:text-box>
            <text:p text:style-name="P1"><text:span text:style-name="T1">Mapa sitio web</text:span></text:p>
          </draw:text-box>
        </draw:frame>
        <draw:custom-shape draw:style-name="gr2" draw:text-style-name="P3" draw:layer="layout" svg:width="4cm" svg:height="2.25cm" svg:x="7.5cm" svg:y="5.25cm">
          <text:p text:style-name="P3">Home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cm" svg:y1="7.5cm" svg:x2="9.5cm" svg:y2="11cm">
          <text:p/>
        </draw:line>
        <draw:custom-shape draw:style-name="gr4" draw:text-style-name="P3" draw:layer="layout" svg:width="3.5cm" svg:height="1.75cm" svg:x="2.75cm" svg:y="12cm">
          <text:p text:style-name="P3">¿Quien somos?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5cm" svg:height="1.75cm" svg:x="8cm" svg:y="12cm">
          <text:p text:style-name="P3">Tipos de acogida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.75cm" svg:x="13.25cm" svg:y="12cm">
          <text:p text:style-name="P3">Galería de foto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1.5cm" svg:x="11.75cm" svg:y="8.5cm">
          <text:p text:style-name="P3">Registrarse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25cm" svg:y1="11cm" svg:x2="14.25cm" svg:y2="11cm">
          <text:p/>
        </draw:line>
        <draw:line draw:style-name="gr8" draw:text-style-name="P4" draw:layer="layout" svg:x1="4.25cm" svg:y1="11cm" svg:x2="4.25cm" svg:y2="12cm">
          <text:p/>
        </draw:line>
        <draw:line draw:style-name="gr9" draw:text-style-name="P4" draw:layer="layout" svg:x1="9.5cm" svg:y1="11cm" svg:x2="9.5cm" svg:y2="12cm">
          <text:p/>
        </draw:line>
        <draw:line draw:style-name="gr10" draw:text-style-name="P4" draw:layer="layout" svg:x1="14.25cm" svg:y1="11cm" svg:x2="14.25cm" svg:y2="12cm">
          <text:p/>
        </draw:line>
        <draw:line draw:style-name="gr11" draw:text-style-name="P4" draw:layer="layout" svg:x1="9.5cm" svg:y1="9.25cm" svg:x2="11.75cm" svg:y2="9.25cm">
          <text:p/>
        </draw:line>
        <draw:line draw:style-name="gr3" draw:text-style-name="P4" draw:layer="layout" svg:x1="14cm" svg:y1="8.5cm" svg:x2="14cm" svg:y2="6.25cm">
          <text:p/>
        </draw:line>
        <draw:line draw:style-name="gr12" draw:text-style-name="P4" draw:layer="layout" svg:x1="14cm" svg:y1="6.25cm" svg:x2="11.5cm" svg:y2="6.25cm">
          <text:p/>
        </draw:line>
        <draw:line draw:style-name="gr13" draw:text-style-name="P4" draw:layer="layout" svg:x1="12.25cm" svg:y1="10cm" svg:x2="12.25cm" svg:y2="1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3T18:57:26.760000000</meta:creation-date>
    <dc:date>2022-11-13T19:06:03.339000000</dc:date>
    <meta:editing-duration>PT8M36S</meta:editing-duration>
    <meta:editing-cycles>1</meta:editing-cycles>
    <meta:document-statistic meta:object-count="15"/>
    <meta:generator>LibreOffice/7.3.0.3$Windows_X86_64 LibreOffice_project/0f246aa12d0eee4a0f7adcefbf7c878fc2238db3</meta:generator>
  </office:meta>
</office:document-meta>
</file>